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2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130.3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7.2pt" fo:break-before="auto" style:use-optimal-row-height="false"/>
    </style:style>
    <style:style style:name="ro3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Smc" style:base-cell-address="Sheet1.B2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map style:condition="cell-content()=1" style:apply-style-name="Smc" style:base-cell-address="Sheet1.B2"/>
    </style:style>
    <style:style style:name="ce5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Smc" style:base-cell-address="Sheet1.B2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map style:condition="cell-content()=1" style:apply-style-name="Smc" style:base-cell-address="Sheet1.B2"/>
    </style:style>
    <style:style style:name="ce2" style:family="table-cell" style:parent-style-name="Smc">
      <style:map style:condition="cell-content()=1" style:apply-style-name="Smc" style:base-cell-address="Sheet1.B2"/>
    </style:style>
    <style:style style:name="ce9" style:family="table-cell" style:parent-style-name="Default">
      <style:table-cell-properties fo:border-bottom="none" fo:border-left="none" fo:border-right="none" fo:border-top="0.06pt solid #000000"/>
      <style:map style:condition="cell-content()=1" style:apply-style-name="Smc" style:base-cell-address="Sheet1.B2"/>
    </style:style>
    <style:style style:name="ce10" style:family="table-cell" style:parent-style-name="Default">
      <style:table-cell-properties fo:border-bottom="0.06pt solid #000000" fo:border-left="none" fo:border-right="none" fo:border-top="none"/>
      <style:map style:condition="cell-content()=1" style:apply-style-name="Smc" style:base-cell-address="Sheet1.B2"/>
    </style:style>
    <style:style style:name="ce6" style:family="table-cell" style:parent-style-name="Smc">
      <style:map style:condition="cell-content()=1" style:apply-style-name="Smc" style:base-cell-address="Sheet1.B2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  <style:map style:condition="cell-content()=1" style:apply-style-name="Smc" style:base-cell-address="Sheet1.B2"/>
    </style:style>
    <style:style style:name="ce14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Smc" style:base-cell-address="Sheet1.B2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  <style:map style:condition="cell-content()=1" style:apply-style-name="Smc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023" table:default-cell-style-name="ce1"/>
        <table:table-row table:style-name="ro1">
          <table:table-cell/>
          <table:table-cell table:style-name="Default" table:number-columns-repeated="108"/>
          <table:table-cell table:number-columns-repeated="915"/>
        </table:table-row>
        <table:table-row table:style-name="ro1">
          <table:table-cell/>
          <table:table-cell table:style-name="Default" table:number-columns-repeated="22"/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 table:number-columns-repeated="82"/>
          <table:table-cell table:number-columns-repeated="915"/>
        </table:table-row>
        <table:table-row table:style-name="ro2">
          <table:table-cell/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3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table:style-name="ce4" office:value-type="float" office:value="1" calcext:value-type="float">
            <text:p>1</text:p>
          </table:table-cell>
          <table:table-cell table:number-columns-repeated="98"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6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string" calcext:value-type="string">
            <text:p><text:s/></text:p>
          </table:table-cell>
          <table:table-cell table:number-columns-repeated="811"/>
        </table:table-row>
        <table:table-row table:style-name="ro2">
          <table:table-cell/>
          <table:table-cell table:number-columns-repeated="1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51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51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1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4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7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1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5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6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2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3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6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21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6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74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0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2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7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3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6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3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5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1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5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3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3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0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31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6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5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1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3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1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1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1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2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4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4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1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3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7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 table:number-columns-repeated="113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 table:number-columns-repeated="113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 table:number-columns-repeated="113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 table:number-columns-repeated="113"/>
          <table:table-cell table:style-name="ce5" office:value-type="float" office:value="1" calcext:value-type="float">
            <text:p>1</text:p>
          </table:table-cell>
          <table:table-cell table:number-columns-repeated="9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<text:s/>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<text:s/></text:p>
          </table:table-cell>
          <table:table-cell table:number-columns-repeated="12"/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number-columns-repeated="97" table:style-name="ce1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811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string" calcext:value-type="string">
            <text:p><text:s/>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4" office:value-type="string" calcext:value-type="string">
            <text:p><text:s/>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<text:s/>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4" office:value-type="string" calcext:value-type="string">
            <text:p><text:s/>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4" office:value-type="string" calcext:value-type="string">
            <text:p><text:s/>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string" calcext:value-type="string">
            <text:p><text:s/>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<text:s/>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4" office:value-type="string" calcext:value-type="string">
            <text:p><text:s/></text:p>
          </table:table-cell>
          <table:table-cell table:number-columns-repeated="923"/>
        </table:table-row>
        <table:table-row table:style-name="ro2">
          <table:table-cell/>
          <table:table-cell table:style-name="ce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4" office:value-type="string" calcext:value-type="string">
            <text:p><text:s/></text:p>
          </table:table-cell>
          <table:table-cell table:number-columns-repeated="923"/>
        </table:table-row>
        <table:table-row table:style-name="ro2">
          <table:table-cell/>
          <table:table-cell table:style-name="ce7" office:value-type="string" calcext:value-type="string">
            <text:p><text:s/></text:p>
          </table:table-cell>
          <table:table-cell table:style-name="ce10" office:value-type="string" calcext:value-type="string">
            <text:p><text:s/>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<text:s/></text:p>
          </table:table-cell>
          <table:table-cell table:number-columns-repeated="7"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<text:s/>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<text:s/>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<text:s/>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<text:s/>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<text:s/>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/></text:p>
          </table:table-cell>
          <table:table-cell table:number-columns-repeated="923"/>
        </table:table-row>
        <table:table-row table:style-name="ro2" table:number-rows-repeated="32">
          <table:table-cell table:number-columns-repeated="1024"/>
        </table:table-row>
        <table:table-row table:style-name="ro2" table:number-rows-repeated="112">
          <table:table-cell/>
          <table:table-cell table:style-name="Default" table:number-columns-repeated="108"/>
          <table:table-cell table:number-columns-repeated="915"/>
        </table:table-row>
        <table:table-row table:style-name="ro2" table:number-rows-repeated="104822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B3:Sheet1.DE238 Sheet1.B351:Sheet1.DE1048576 Sheet1.DF1:Sheet1.AMJ1048576">
            <calcext:condition calcext:apply-style-name="Smc" calcext:value="=1" calcext:base-cell-address="Sheet1.B2"/>
          </calcext:conditional-format>
          <calcext:conditional-format calcext:target-range-address="Sheet1.X3:Sheet1.X3">
            <calcext:condition calcext:apply-style-name="Accent" calcext:value="=1" calcext:base-cell-address="Sheet1.X3"/>
            <calcext:condition calcext:apply-style-name="New Style..." calcext:value="=1" calcext:base-cell-address="Sheet1.X3"/>
          </calcext:conditional-format>
        </calcext:conditional-formats>
      </table:table>
      <table:table table:name="Sheet2" table:style-name="ta1">
        <table:table-column table:style-name="co2" table:number-columns-repeated="88" table:default-cell-style-name="Smc"/>
        <table:table-column table:style-name="co1" table:default-cell-style-name="Smc"/>
        <table:table-column table:style-name="co2" table:number-columns-repeated="11" table:default-cell-style-name="Smc"/>
        <table:table-column table:style-name="co3" table:number-columns-repeated="924" table:default-cell-style-name="Smc"/>
        <table:table-row table:style-name="ro3" table:number-rows-repeated="106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750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mc" style:family="table-cell" style:parent-style-name="Default">
      <style:table-cell-properties fo:background-color="#000000" style:diagonal-bl-tr="none" style:diagonal-tl-br="none" loext:vertical-justify="auto"/>
      <style:paragraph-properties css3t:text-justify="auto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14:59:12.442508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3:42:08.446233563</meta:creation-date>
    <meta:editing-duration>PT1H33M22S</meta:editing-duration>
    <meta:editing-cycles>5</meta:editing-cycles>
    <meta:generator>LibreOffice/6.2.3.2$Linux_X86_64 LibreOffice_project/20$Build-2</meta:generator>
    <dc:date>2019-05-06T16:19:09.854821363</dc:date>
    <meta:document-statistic meta:table-count="2" meta:cell-count="30002" meta:object-count="0"/>
  </office:meta>
</office:document-meta>
</file>